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6*"/>
    </style:style>
    <style:style style:name="Tabela1.B" style:family="table-column">
      <style:table-column-properties style:column-width="1.416cm" style:rel-column-width="546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6445" officeooo:paragraph-rsid="001d6445"/>
    </style:style>
    <style:style style:name="P2" style:family="paragraph" style:parent-style-name="Table_20_Contents">
      <style:paragraph-properties fo:text-align="center" style:justify-single-word="false"/>
      <style:text-properties officeooo:rsid="001d6445" officeooo:paragraph-rsid="001d6445"/>
    </style:style>
    <style:style style:name="P3" style:family="paragraph" style:parent-style-name="Table_20_Contents">
      <style:text-properties officeooo:rsid="001d6445" officeooo:paragraph-rsid="001fb97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d6445" officeooo:paragraph-rsid="001d6445" style:font-weight-asian="bold" style:font-weight-complex="bold"/>
    </style:style>
    <style:style style:name="P5" style:family="paragraph" style:parent-style-name="Table_20_Contents">
      <style:text-properties fo:font-weight="bold" officeooo:rsid="001d6445" officeooo:paragraph-rsid="001d644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fb97a" officeooo:paragraph-rsid="001fb97a"/>
    </style:style>
    <style:style style:name="P7" style:family="paragraph" style:parent-style-name="Table_20_Contents">
      <style:paragraph-properties fo:text-align="center" style:justify-single-word="false"/>
      <style:text-properties officeooo:rsid="002090b0" officeooo:paragraph-rsid="002090b0"/>
    </style:style>
    <style:style style:name="T1" style:family="text">
      <style:text-properties officeooo:rsid="001ef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6"/>
        <table:table-row>
          <table:table-cell table:style-name="Tabela1.A1" office:value-type="string">
            <text:p text:style-name="P5"/>
          </table:table-cell>
          <table:table-cell table:style-name="Tabela1.B1" table:number-columns-spanned="6" office:value-type="string">
            <text:p text:style-name="P4">Me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Etapa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4</text:p>
          </table:table-cell>
          <table:table-cell table:style-name="Tabela1.A2" office:value-type="string">
            <text:p text:style-name="P4">5</text:p>
          </table:table-cell>
          <table:table-cell table:style-name="Tabela1.G2" office:value-type="string">
            <text:p text:style-name="P4">6</text:p>
          </table:table-cell>
        </table:table-row>
        <table:table-row>
          <table:table-cell table:style-name="Tabela1.A2" office:value-type="string">
            <text:p text:style-name="P1">Configuração de um modelo Latex parametrizado para utilização com a ferramenta Pandoc para geração de monografias com a formatação segundo as regras da ABNT.</text:p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Experimento de substituição de arquivo de configuração YAML por arquivo PDF com formulário.</text:p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Escrita<text:span text:style-name="T1"> </text:span>de artigo</text:p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Design de uma linguagem baseada em Markdown para possibilitar inclusão da Fonte das ilustrações, em conformidade com a ABNT.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Realização do experimento com grupo de usuários utilizando Latex e outro utilizando a linguagem criada.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3">Escrita<text:span text:style-name="T1"> </text:span>de artigo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Adicionar funcionalidade à linguagem para possibilitar incluir uma referência bibliográfica em qualquer lugar do documento.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Realização de teste de usabilidade referente à funcionalidade adicionada.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7">X</text:p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Escrita da dissertação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6">X</text:p>
          </table:table-cell>
          <table:table-cell table:style-name="Tabela1.A2" office:value-type="string">
            <text:p text:style-name="P6">X</text:p>
          </table:table-cell>
          <table:table-cell table:style-name="Tabela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1:46:16.526093126</meta:creation-date>
    <dc:date>2016-06-30T11:59:36.164223924</dc:date>
    <meta:editing-duration>PT13M21S</meta:editing-duration>
    <meta:editing-cycles>4</meta:editing-cycles>
    <meta:generator>LibreOffice/5.1.3.2$Linux_X86_64 LibreOffice_project/10m0$Build-2</meta:generator>
    <meta:document-statistic meta:table-count="1" meta:image-count="0" meta:object-count="0" meta:page-count="1" meta:paragraph-count="30" meta:word-count="125" meta:character-count="756" meta:non-whitespace-character-count="661"/>
  </office:meta>
</office:document-meta>
</file>